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.18" calcext:value-type="float">
            <text:p>57.1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6.54" calcext:value-type="float">
            <text:p>56.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.65" calcext:value-type="float">
            <text:p>56.6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5.13" calcext:value-type="float">
            <text:p>55.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.68" calcext:value-type="float">
            <text:p>56.6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4.21" calcext:value-type="float">
            <text:p>54.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.72" calcext:value-type="float">
            <text:p>55.7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.48" calcext:value-type="float">
            <text:p>55.4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4.52" calcext:value-type="float">
            <text:p>54.5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52.54" calcext:value-type="float">
            <text:p>52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3:24:30.928582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2:19:37.665512135</meta:creation-date>
    <meta:generator>LibreOffice/5.1.2.2$Linux_X86_64 LibreOffice_project/10m0$Build-2</meta:generator>
    <dc:date>2016-05-29T13:33:39.961812059</dc:date>
    <meta:editing-duration>PT9M22S</meta:editing-duration>
    <meta:editing-cycles>3</meta:editing-cycles>
    <meta:document-statistic meta:table-count="1" meta:cell-count="26" meta:object-count="0"/>
  </office:meta>
</office:document-meta>
</file>